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Open Sans" svg:font-family="'Open Sans', sans-serif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59cm" fo:margin-left="0cm" table:align="left" fo:background-color="transparent">
        <style:background-image/>
      </style:table-properties>
    </style:style>
    <style:style style:name="Tabla1.A" style:family="table-column">
      <style:table-column-properties style:column-width="1.797cm"/>
    </style:style>
    <style:style style:name="Tabla1.B" style:family="table-column">
      <style:table-column-properties style:column-width="7.803cm"/>
    </style:style>
    <style:style style:name="Tabla1.C" style:family="table-column">
      <style:table-column-properties style:column-width="7.989cm"/>
    </style:style>
    <style:style style:name="Tabla1.1" style:family="table-row">
      <style:table-row-properties fo:background-color="#b4c7dc">
        <style:background-image/>
      </style:table-row-properties>
    </style:style>
    <style:style style:name="Tabla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transparent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2">
      <style:text-properties fo:font-variant="normal" fo:text-transform="none" fo:color="#090603" style:font-name="Linux Biolinum G" fo:font-size="24pt" fo:letter-spacing="normal" fo:font-style="normal" fo:font-weight="bold" style:font-weight-asian="bold" style:font-weight-complex="bold"/>
    </style:style>
    <style:style style:name="P2" style:family="paragraph" style:parent-style-name="Standard">
      <style:text-properties style:font-name="Arial" officeooo:rsid="0000adc4" officeooo:paragraph-rsid="0000adc4"/>
    </style:style>
    <style:style style:name="P3" style:family="paragraph" style:parent-style-name="Table_20_Contents">
      <style:paragraph-properties fo:text-align="center" style:justify-single-word="false"/>
      <style:text-properties style:font-name="Arial" officeooo:rsid="0000adc4" officeooo:paragraph-rsid="0000adc4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weight="bold" officeooo:rsid="0000adc4" officeooo:paragraph-rsid="0000adc4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officeooo:rsid="00010a54" officeooo:paragraph-rsid="00010a54"/>
    </style:style>
    <style:style style:name="T1" style:family="text">
      <style:text-properties fo:color="#5983b0"/>
    </style:style>
    <style:style style:name="T2" style:family="text">
      <style:text-properties fo:color="#00a0fc"/>
    </style:style>
    <style:style style:name="T3" style:family="text">
      <style:text-properties officeooo:rsid="00010a54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¿Cómo funciona el algoritmo de Fisher-Yates?</text:h>
      <text:p text:style-name="Standard"/>
      <text:p text:style-name="P2">Este algoritmo primero toma un rango numerico segun la lista de elementos con los que trabaje, supongamos que le damos una lista de 10 numeros, entonces el rango seria de 1-10 (en caso de que empieze por 1), selecciona un numero de forma aleatoria y lo guarda en la nueva lista, vuelve a repetir los pasos pero esta vez con un rango numerico entre de 1-9.</text:p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4">Rango</text:p>
          </table:table-cell>
          <table:table-cell table:style-name="Tabla1.A1" office:value-type="string">
            <text:p text:style-name="P4">Lista</text:p>
          </table:table-cell>
          <table:table-cell table:style-name="Tabla1.C1" office:value-type="string">
            <text:p text:style-name="P4">Nueva lista</text:p>
          </table:table-cell>
        </table:table-row>
        <table:table-row>
          <table:table-cell table:style-name="Tabla1.A4" office:value-type="string">
            <text:p text:style-name="P3">1-10</text:p>
          </table:table-cell>
          <table:table-cell table:style-name="Tabla1.B2" office:value-type="string">
            <text:p text:style-name="P3">1 2 3 <text:span text:style-name="T2">4</text:span><text:span text:style-name="T1"> </text:span>5 6 7 8 9 10</text:p>
          </table:table-cell>
          <table:table-cell table:style-name="Tabla1.C2" office:value-type="string">
            <text:p text:style-name="P5">4</text:p>
          </table:table-cell>
        </table:table-row>
        <table:table-row>
          <table:table-cell table:style-name="Tabla1.A3" office:value-type="string">
            <text:p text:style-name="P3">1-9</text:p>
          </table:table-cell>
          <table:table-cell table:style-name="Tabla1.B3" office:value-type="string">
            <text:p text:style-name="P3">1 2 3 5 6 7 <text:span text:style-name="T2">8</text:span> 9 10</text:p>
          </table:table-cell>
          <table:table-cell table:style-name="Tabla1.C3" office:value-type="string">
            <text:p text:style-name="P5">4 8</text:p>
          </table:table-cell>
        </table:table-row>
        <table:table-row>
          <table:table-cell table:style-name="Tabla1.A4" office:value-type="string">
            <text:p text:style-name="P3">1-8</text:p>
          </table:table-cell>
          <table:table-cell table:style-name="Tabla1.B4" office:value-type="string">
            <text:p text:style-name="P3">1 2 3 5 6 <text:span text:style-name="T2">7</text:span> 9 10</text:p>
          </table:table-cell>
          <table:table-cell table:style-name="Tabla1.C4" office:value-type="string">
            <text:p text:style-name="P5">4 8 7</text:p>
          </table:table-cell>
        </table:table-row>
      </table:table>
      <text:p text:style-name="P2"/>
      <text:p text:style-name="P2">En la tabla anterior podemos ver como ejemplo como funciona este algoritmo, primero establece el rango luego selecciona al azar el numero <text:span text:style-name="T3">lo agrega a la nueva lista <text:s/>siguiendo el orden de entrada y lo elimiina de la que ya estaba.</text:span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Open Sans" svg:font-family="'Open Sans', sans-serif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0-01-18T18:03:47.523000000</dc:date>
    <meta:editing-duration>PT15M12S</meta:editing-duration>
    <meta:editing-cycles>3</meta:editing-cycles>
    <meta:document-statistic meta:table-count="1" meta:image-count="0" meta:object-count="0" meta:page-count="1" meta:paragraph-count="15" meta:word-count="153" meta:character-count="723" meta:non-whitespace-character-count="584"/>
  </office:meta>
</office:document-meta>
</file>